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T5_13" style:family="text"/>
    <style:style style:name="T5_14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T13_169" style:family="text"/>
    <style:style style:name="T13_170" style:family="text"/>
    <style:style style:name="T13_171" style:family="text"/>
    <style:style style:name="T13_172" style:family="text"/>
    <style:style style:name="T13_173" style:family="text"/>
    <style:style style:name="T13_174" style:family="text"/>
    <style:style style:name="T13_175" style:family="text"/>
    <style:style style:name="T13_176" style:family="text"/>
    <style:style style:name="T13_177" style:family="text"/>
    <style:style style:name="T13_178" style:family="text"/>
    <style:style style:name="T13_179" style:family="text"/>
    <style:style style:name="T13_180" style:family="text"/>
    <style:style style:name="T13_181" style:family="text"/>
    <style:style style:name="T13_182" style:family="text"/>
    <style:style style:name="T13_183" style:family="text"/>
    <style:style style:name="T13_184" style:family="text"/>
    <style:style style:name="T13_185" style:family="text"/>
    <style:style style:name="T13_186" style:family="text"/>
    <style:style style:name="T13_187" style:family="text"/>
    <style:style style:name="T13_188" style:family="text"/>
    <style:style style:name="T13_189" style:family="text"/>
    <style:style style:name="T13_190" style:family="text"/>
    <style:style style:name="T13_191" style:family="text"/>
    <style:style style:name="T13_192" style:family="text"/>
    <style:style style:name="T13_193" style:family="text"/>
    <style:style style:name="T13_194" style:family="text"/>
    <style:style style:name="T13_195" style:family="text"/>
    <style:style style:name="T13_196" style:family="text"/>
    <style:style style:name="T13_197" style:family="text"/>
    <style:style style:name="T13_198" style:family="text"/>
    <style:style style:name="T13_199" style:family="text"/>
    <style:style style:name="T13_200" style:family="text"/>
    <style:style style:name="T13_201" style:family="text"/>
    <style:style style:name="T13_202" style:family="text"/>
    <style:style style:name="T13_203" style:family="text"/>
    <style:style style:name="T13_204" style:family="text"/>
    <style:style style:name="T13_205" style:family="text"/>
    <style:style style:name="T13_206" style:family="text"/>
    <style:style style:name="T13_207" style:family="text"/>
    <style:style style:name="T13_208" style:family="text"/>
    <style:style style:name="T13_209" style:family="text"/>
    <style:style style:name="T13_210" style:family="text"/>
    <style:style style:name="T13_211" style:family="text"/>
    <style:style style:name="T13_212" style:family="text"/>
    <style:style style:name="T13_213" style:family="text"/>
    <style:style style:name="T13_214" style:family="text"/>
    <style:style style:name="T13_215" style:family="text"/>
    <style:style style:name="T13_216" style:family="text"/>
    <style:style style:name="T13_217" style:family="text"/>
    <style:style style:name="T13_218" style:family="text"/>
    <style:style style:name="T13_219" style:family="text"/>
    <style:style style:name="T13_220" style:family="text"/>
    <style:style style:name="T13_221" style:family="text"/>
    <style:style style:name="T13_222" style:family="text"/>
    <style:style style:name="T13_223" style:family="text"/>
    <style:style style:name="T13_224" style:family="text"/>
    <style:style style:name="T13_225" style:family="text"/>
    <style:style style:name="T13_226" style:family="text"/>
    <style:style style:name="T13_227" style:family="text"/>
    <style:style style:name="T13_228" style:family="text"/>
    <style:style style:name="T13_229" style:family="text"/>
    <style:style style:name="T13_230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T15_173" style:family="text"/>
    <style:style style:name="T15_174" style:family="text"/>
    <style:style style:name="T15_175" style:family="text"/>
    <style:style style:name="T15_176" style:family="text"/>
    <style:style style:name="T15_177" style:family="text"/>
    <style:style style:name="T15_178" style:family="text"/>
    <style:style style:name="T15_179" style:family="text"/>
    <style:style style:name="T15_180" style:family="text"/>
    <style:style style:name="T15_181" style:family="text"/>
    <style:style style:name="T15_182" style:family="text"/>
    <style:style style:name="T15_183" style:family="text"/>
    <style:style style:name="T15_184" style:family="text"/>
    <style:style style:name="T15_185" style:family="text"/>
    <style:style style:name="T15_186" style:family="text"/>
    <style:style style:name="T15_187" style:family="text"/>
    <style:style style:name="T15_188" style:family="text"/>
    <style:style style:name="T15_189" style:family="text"/>
    <style:style style:name="T15_190" style:family="text"/>
    <style:style style:name="T15_191" style:family="text"/>
    <style:style style:name="T15_192" style:family="text"/>
    <style:style style:name="T15_193" style:family="text"/>
    <style:style style:name="T15_194" style:family="text"/>
    <style:style style:name="T15_195" style:family="text"/>
    <style:style style:name="T15_196" style:family="text"/>
    <style:style style:name="T15_197" style:family="text"/>
    <style:style style:name="T15_198" style:family="text"/>
    <style:style style:name="T15_199" style:family="text"/>
    <style:style style:name="T15_200" style:family="text"/>
    <style:style style:name="T15_201" style:family="text"/>
    <style:style style:name="T15_202" style:family="text"/>
    <style:style style:name="T15_203" style:family="text"/>
    <style:style style:name="T15_204" style:family="text"/>
    <style:style style:name="T15_205" style:family="text"/>
    <style:style style:name="T15_206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</office:automatic-styles>
  <office:body>
    <office:text>
      <text:p text:style-name="P1"><text:span text:style-name="T1_1">Higor</text:span><text:span text:style-name="T1_2"><text:s/></text:span><text:span text:style-name="T1_3">Amario</text:span><text:span text:style-name="T1_4"><text:s/></text:span><text:span text:style-name="T1_5">de</text:span><text:span text:style-name="T1_6"><text:s/></text:span><text:span text:style-name="T1_7">Souza</text:span></text:p>
      <text:p text:style-name="P2"><text:span text:style-name="T2_1">Computer</text:span><text:span text:style-name="T2_2"><text:s/></text:span><text:span text:style-name="T2_3">Science</text:span><text:span text:style-name="T2_4"><text:s/></text:span><text:span text:style-name="T2_5">Graduate</text:span><text:span text:style-name="T2_6"><text:s/></text:span><text:span text:style-name="T2_7">Program</text:span></text:p>
      <text:p text:style-name="P3"><text:span text:style-name="T3_1">Department</text:span><text:span text:style-name="T3_2"><text:s/></text:span><text:span text:style-name="T3_3">of</text:span><text:span text:style-name="T3_4"><text:s/></text:span><text:span text:style-name="T3_5">Computer</text:span><text:span text:style-name="T3_6"><text:s/></text:span><text:span text:style-name="T3_7">Science</text:span><text:span text:style-name="T3_8">,<text:s/></text:span><text:span text:style-name="T3_9">University</text:span><text:span text:style-name="T3_10"><text:s/></text:span><text:span text:style-name="T3_11">of</text:span><text:span text:style-name="T3_12"><text:s/></text:span><text:span text:style-name="T3_13">Sao</text:span><text:span text:style-name="T3_14"><text:s/></text:span><text:span text:style-name="T3_15">Paulo</text:span></text:p>
      <text:p text:style-name="P4"><text:span text:style-name="T4_1">Sao</text:span><text:span text:style-name="T4_2"><text:s/></text:span><text:span text:style-name="T4_3">Paulo</text:span><text:span text:style-name="T4_4">,<text:s/></text:span><text:span text:style-name="T4_5">Brazil</text:span></text:p>
      <text:p text:style-name="P5"><text:span text:style-name="T5_1"><text:a xlink:type="simple" xlink:href="mailto:hamario@ime.usp.br"><text:span text:style-name="T5_2">hamario</text:span></text:a></text:span><text:span text:style-name="T5_3"><text:a xlink:type="simple" xlink:href="mailto:hamario@ime.usp.br"><text:span text:style-name="T5_4">@</text:span></text:a></text:span><text:span text:style-name="T5_5"><text:a xlink:type="simple" xlink:href="mailto:hamario@ime.usp.br"><text:span text:style-name="T5_6">ime</text:span></text:a></text:span><text:span text:style-name="T5_7"><text:a xlink:type="simple" xlink:href="mailto:hamario@ime.usp.br"><text:span text:style-name="T5_8">.</text:span></text:a></text:span><text:span text:style-name="T5_9"><text:a xlink:type="simple" xlink:href="mailto:hamario@ime.usp.br"><text:span text:style-name="T5_10">usp</text:span></text:a></text:span><text:span text:style-name="T5_11"><text:a xlink:type="simple" xlink:href="mailto:hamario@ime.usp.br"><text:span text:style-name="T5_12">.</text:span></text:a></text:span><text:span text:style-name="T5_13"><text:a xlink:type="simple" xlink:href="mailto:hamario@ime.usp.br"><text:span text:style-name="T5_14">br</text:span></text:a></text:span></text:p>
      <text:p text:style-name="P6"/>
      <text:p text:style-name="P7"><text:span text:style-name="T7_1">Sao</text:span><text:span text:style-name="T7_2"><text:s/></text:span><text:span text:style-name="T7_3">Paulo</text:span><text:span text:style-name="T7_4">,<text:s/></text:span><text:span text:style-name="T7_5">June</text:span><text:span text:style-name="T7_6"><text:s/>1</text:span><text:span text:style-name="T7_7">st</text:span><text:span text:style-name="T7_8">,<text:s/>2014.</text:span></text:p>
      <text:p text:style-name="P8"/>
      <text:p text:style-name="P9"><text:span text:style-name="T9_1">Dear</text:span><text:span text:style-name="T9_2"><text:s/></text:span><text:span text:style-name="T9_3">Mr</text:span><text:span text:style-name="T9_4">.<text:s text:c="2"/></text:span><text:span text:style-name="T9_5">Orso</text:span><text:span text:style-name="T9_6">,</text:span></text:p>
      <text:p text:style-name="P10"/>
      <text:p text:style-name="P11"><text:span text:style-name="T11_1">I</text:span><text:span text:style-name="T11_2"><text:s/></text:span><text:span text:style-name="T11_3">am</text:span><text:span text:style-name="T11_4"><text:s/></text:span><text:span text:style-name="T11_5">a</text:span><text:span text:style-name="T11_6"><text:s/></text:span><text:span text:style-name="T11_7">PhD</text:span><text:span text:style-name="T11_8"><text:s/></text:span><text:span text:style-name="T11_9">student</text:span><text:span text:style-name="T11_10"><text:s/></text:span><text:span text:style-name="T11_11">at</text:span><text:span text:style-name="T11_12"><text:s/></text:span><text:span text:style-name="T11_13">the</text:span><text:span text:style-name="T11_14"><text:s/></text:span><text:span text:style-name="T11_15">Computer</text:span><text:span text:style-name="T11_16"><text:s/></text:span><text:span text:style-name="T11_17">Science</text:span><text:span text:style-name="T11_18"><text:s/></text:span><text:span text:style-name="T11_19">Graduate</text:span><text:span text:style-name="T11_20"><text:s/></text:span><text:span text:style-name="T11_21">Program</text:span><text:span text:style-name="T11_22">,<text:s/></text:span><text:span text:style-name="T11_23">University</text:span><text:span text:style-name="T11_24"><text:s/></text:span><text:span text:style-name="T11_25">of</text:span><text:span text:style-name="T11_26"><text:s/></text:span><text:span text:style-name="T11_27">Sao</text:span><text:span text:style-name="T11_28"><text:s/></text:span><text:span text:style-name="T11_29">Paulo</text:span><text:span text:style-name="T11_30">.<text:s/></text:span><text:span text:style-name="T11_31">I</text:span><text:span text:style-name="T11_32"><text:s/></text:span><text:span text:style-name="T11_33">started</text:span><text:span text:style-name="T11_34"><text:s/></text:span><text:span text:style-name="T11_35">the</text:span><text:span text:style-name="T11_36"><text:s/></text:span><text:span text:style-name="T11_37">course</text:span><text:span text:style-name="T11_38"><text:s/></text:span><text:span text:style-name="T11_39">in</text:span><text:span text:style-name="T11_40"><text:s/></text:span><text:span text:style-name="T11_41">March</text:span><text:span text:style-name="T11_42">,<text:s/>2013.<text:s/></text:span><text:span text:style-name="T11_43">My</text:span><text:span text:style-name="T11_44"><text:s/></text:span><text:span text:style-name="T11_45">advisor</text:span><text:span text:style-name="T11_46"><text:s/></text:span><text:span text:style-name="T11_47">is</text:span><text:span text:style-name="T11_48"><text:s/></text:span><text:span text:style-name="T11_49">Professor</text:span><text:span text:style-name="T11_50"><text:s/></text:span><text:span text:style-name="T11_51">Fabio</text:span><text:span text:style-name="T11_52"><text:s/></text:span><text:span text:style-name="T11_53">Kon</text:span><text:span text:style-name="T11_54"><text:s/></text:span><text:span text:style-name="T11_55">and</text:span><text:span text:style-name="T11_56"><text:s/></text:span><text:span text:style-name="T11_57">my</text:span><text:span text:style-name="T11_58"><text:s/></text:span><text:span text:style-name="T11_59">co</text:span><text:span text:style-name="T11_60">-</text:span><text:span text:style-name="T11_61">advisor</text:span><text:span text:style-name="T11_62"><text:s/></text:span><text:span text:style-name="T11_63">is</text:span><text:span text:style-name="T11_64"><text:s/></text:span><text:span text:style-name="T11_65">Marcos</text:span><text:span text:style-name="T11_66"><text:s/></text:span><text:span text:style-name="T11_67">Lordello</text:span><text:span text:style-name="T11_68"><text:s/></text:span><text:span text:style-name="T11_69">Chaim</text:span><text:span text:style-name="T11_70">.<text:s/></text:span><text:span text:style-name="T11_71">I</text:span><text:span text:style-name="T11_72"><text:s/></text:span><text:span text:style-name="T11_73">am</text:span><text:span text:style-name="T11_74"><text:s/></text:span><text:span text:style-name="T11_75">interested</text:span><text:span text:style-name="T11_76"><text:s/></text:span><text:span text:style-name="T11_77">in</text:span><text:span text:style-name="T11_78"><text:s/></text:span><text:span text:style-name="T11_79">applying</text:span><text:span text:style-name="T11_80"><text:s/></text:span><text:span text:style-name="T11_81">as</text:span><text:span text:style-name="T11_82"><text:s/></text:span><text:span text:style-name="T11_83">a</text:span><text:span text:style-name="T11_84"><text:s/></text:span><text:span text:style-name="T11_85">visiting</text:span><text:span text:style-name="T11_86"><text:s/></text:span><text:span text:style-name="T11_87">scholar</text:span><text:span text:style-name="T11_88"><text:s/></text:span><text:span text:style-name="T11_89">during</text:span><text:span text:style-name="T11_90"><text:s/></text:span><text:span text:style-name="T11_91">a</text:span><text:span text:style-name="T11_92"><text:s/></text:span><text:span text:style-name="T11_93">period</text:span><text:span text:style-name="T11_94"><text:s/></text:span><text:span text:style-name="T11_95">of</text:span><text:span text:style-name="T11_96"><text:s/></text:span><text:span text:style-name="T11_97">one</text:span><text:span text:style-name="T11_98"><text:s/></text:span><text:span text:style-name="T11_99">year</text:span><text:span text:style-name="T11_100">,<text:s/></text:span><text:span text:style-name="T11_101">from</text:span><text:span text:style-name="T11_102"><text:s/></text:span><text:span text:style-name="T11_103">the</text:span><text:span text:style-name="T11_104"><text:s/></text:span><text:span text:style-name="T11_105">second</text:span><text:span text:style-name="T11_106"><text:s/></text:span><text:span text:style-name="T11_107">semester</text:span><text:span text:style-name="T11_108"><text:s/></text:span><text:span text:style-name="T11_109">of</text:span><text:span text:style-name="T11_110"><text:s/>2014<text:s/></text:span><text:span text:style-name="T11_111">to</text:span><text:span text:style-name="T11_112"><text:s/></text:span><text:span text:style-name="T11_113">the</text:span><text:span text:style-name="T11_114"><text:s/></text:span><text:span text:style-name="T11_115">first</text:span><text:span text:style-name="T11_116"><text:s/></text:span><text:span text:style-name="T11_117">semester</text:span><text:span text:style-name="T11_118"><text:s/></text:span><text:span text:style-name="T11_119">of</text:span><text:span text:style-name="T11_120"><text:s/>2015.<text:s/></text:span><text:span text:style-name="T11_121">Our</text:span><text:span text:style-name="T11_122"><text:s/></text:span><text:span text:style-name="T11_123">research</text:span><text:span text:style-name="T11_124"><text:s/></text:span><text:span text:style-name="T11_125">is</text:span><text:span text:style-name="T11_126"><text:s/></text:span><text:span text:style-name="T11_127">funded</text:span><text:span text:style-name="T11_128"><text:s/></text:span><text:span text:style-name="T11_129">by</text:span><text:span text:style-name="T11_130"><text:s/></text:span><text:span text:style-name="T11_131">the</text:span><text:span text:style-name="T11_132"><text:s/></text:span><text:span text:style-name="T11_133">Sao</text:span><text:span text:style-name="T11_134"><text:s/></text:span><text:span text:style-name="T11_135">Paulo</text:span><text:span text:style-name="T11_136"><text:s/></text:span><text:span text:style-name="T11_137">Research</text:span><text:span text:style-name="T11_138"><text:s/></text:span><text:span text:style-name="T11_139">Foundation</text:span><text:span text:style-name="T11_140">.</text:span></text:p>
      <text:p text:style-name="P12"/>
      <text:p text:style-name="P13"><text:span text:style-name="T13_1">My</text:span><text:span text:style-name="T13_2"><text:s/></text:span><text:span text:style-name="T13_3">research</text:span><text:span text:style-name="T13_4"><text:s/></text:span><text:span text:style-name="T13_5">area</text:span><text:span text:style-name="T13_6"><text:s/></text:span><text:span text:style-name="T13_7">is</text:span><text:span text:style-name="T13_8"><text:s/></text:span><text:span text:style-name="T13_9">fault</text:span><text:span text:style-name="T13_10"><text:s/></text:span><text:span text:style-name="T13_11">localization</text:span><text:span text:style-name="T13_12">.<text:s/></text:span><text:span text:style-name="T13_13">I</text:span><text:span text:style-name="T13_14"><text:s/></text:span><text:span text:style-name="T13_15">am</text:span><text:span text:style-name="T13_16"><text:s/></text:span><text:span text:style-name="T13_17">studying</text:span><text:span text:style-name="T13_18"><text:s/></text:span><text:span text:style-name="T13_19">strategies</text:span><text:span text:style-name="T13_20"><text:s/></text:span><text:span text:style-name="T13_21">to</text:span><text:span text:style-name="T13_22"><text:s/></text:span><text:span text:style-name="T13_23">improve</text:span><text:span text:style-name="T13_24"><text:s/></text:span><text:span text:style-name="T13_25">fault</text:span><text:span text:style-name="T13_26"><text:s/></text:span><text:span text:style-name="T13_27">localization</text:span><text:span text:style-name="T13_28">,<text:s/></text:span><text:span text:style-name="T13_29">bringing</text:span><text:span text:style-name="T13_30"><text:s/></text:span><text:span text:style-name="T13_31">new</text:span><text:span text:style-name="T13_32"><text:s/></text:span><text:span text:style-name="T13_33">information</text:span><text:span text:style-name="T13_34"><text:s/></text:span><text:span text:style-name="T13_35">to</text:span><text:span text:style-name="T13_36"><text:s/></text:span><text:span text:style-name="T13_37">the</text:span><text:span text:style-name="T13_38"><text:s/></text:span><text:span text:style-name="T13_39">fault</text:span><text:span text:style-name="T13_40"><text:s/></text:span><text:span text:style-name="T13_41">localization</text:span><text:span text:style-name="T13_42"><text:s/></text:span><text:span text:style-name="T13_43">process</text:span><text:span text:style-name="T13_44">.<text:s/></text:span><text:span text:style-name="T13_45">The</text:span><text:span text:style-name="T13_46"><text:s/></text:span><text:span text:style-name="T13_47">main</text:span><text:span text:style-name="T13_48"><text:s/></text:span><text:span text:style-name="T13_49">goal</text:span><text:span text:style-name="T13_50"><text:s/></text:span><text:span text:style-name="T13_51">is</text:span><text:span text:style-name="T13_52"><text:s/></text:span><text:span text:style-name="T13_53">to</text:span><text:span text:style-name="T13_54"><text:s/></text:span><text:span text:style-name="T13_55">turn</text:span><text:span text:style-name="T13_56"><text:s/></text:span><text:span text:style-name="T13_57">the</text:span><text:span text:style-name="T13_58"><text:s/></text:span><text:span text:style-name="T13_59">use</text:span><text:span text:style-name="T13_60"><text:s/></text:span><text:span text:style-name="T13_61">of</text:span><text:span text:style-name="T13_62"><text:s/></text:span><text:span text:style-name="T13_63">fault</text:span><text:span text:style-name="T13_64"><text:s/></text:span><text:span text:style-name="T13_65">localization</text:span><text:span text:style-name="T13_66"><text:s/></text:span><text:span text:style-name="T13_67">more</text:span><text:span text:style-name="T13_68"><text:s/></text:span><text:span text:style-name="T13_69">closely</text:span><text:span text:style-name="T13_70"><text:s/></text:span><text:span text:style-name="T13_71">to</text:span><text:span text:style-name="T13_72"><text:s/></text:span><text:span text:style-name="T13_73">its</text:span><text:span text:style-name="T13_74"><text:s/></text:span><text:span text:style-name="T13_75">practical</text:span><text:span text:style-name="T13_76"><text:s/></text:span><text:span text:style-name="T13_77">use</text:span><text:span text:style-name="T13_78">.<text:s/></text:span><text:span text:style-name="T13_79">In</text:span><text:span text:style-name="T13_80"><text:s/></text:span><text:span text:style-name="T13_81">this</text:span><text:span text:style-name="T13_82"><text:s/></text:span><text:span text:style-name="T13_83">sense</text:span><text:span text:style-name="T13_84">,<text:s/></text:span><text:span text:style-name="T13_85">three</text:span><text:span text:style-name="T13_86"><text:s/></text:span><text:span text:style-name="T13_87">important</text:span><text:span text:style-name="T13_88"><text:s/></text:span><text:span text:style-name="T13_89">things</text:span><text:span text:style-name="T13_90"><text:s/></text:span><text:span text:style-name="T13_91">that</text:span><text:span text:style-name="T13_92"><text:s/></text:span><text:span text:style-name="T13_93">we</text:span><text:span text:style-name="T13_94"><text:s/></text:span><text:span text:style-name="T13_95">are</text:span><text:span text:style-name="T13_96"><text:s/></text:span><text:span text:style-name="T13_97">interest</text:span><text:span text:style-name="T13_98"><text:s/></text:span><text:span text:style-name="T13_99">to</text:span><text:span text:style-name="T13_100"><text:s/></text:span><text:span text:style-name="T13_101">study</text:span><text:span text:style-name="T13_102"><text:s/></text:span><text:span text:style-name="T13_103">are</text:span><text:span text:style-name="T13_104">:<text:s/>(1)<text:s/></text:span><text:span text:style-name="T13_105">the</text:span><text:span text:style-name="T13_106"><text:s/></text:span><text:span text:style-name="T13_107">use</text:span><text:span text:style-name="T13_108"><text:s/></text:span><text:span text:style-name="T13_109">of</text:span><text:span text:style-name="T13_110"><text:s/></text:span><text:span text:style-name="T13_111">programs</text:span><text:span text:style-name="T13_112"><text:s/></text:span><text:span text:style-name="T13_113">with</text:span><text:span text:style-name="T13_114"><text:s/></text:span><text:span text:style-name="T13_115">multiple</text:span><text:span text:style-name="T13_116"><text:s/></text:span><text:span text:style-name="T13_117">faults</text:span><text:span text:style-name="T13_118"><text:s/></text:span><text:span text:style-name="T13_119">for</text:span><text:span text:style-name="T13_120"><text:s/></text:span><text:span text:style-name="T13_121">fault</text:span><text:span text:style-name="T13_122"><text:s/></text:span><text:span text:style-name="T13_123">localization</text:span><text:span text:style-name="T13_124">;<text:s/>(2)<text:s/></text:span><text:span text:style-name="T13_125">the</text:span><text:span text:style-name="T13_126"><text:s/></text:span><text:span text:style-name="T13_127">use</text:span><text:span text:style-name="T13_128"><text:s/></text:span><text:span text:style-name="T13_129">of</text:span><text:span text:style-name="T13_130"><text:s/></text:span><text:span text:style-name="T13_131">data</text:span><text:span text:style-name="T13_132">-</text:span><text:span text:style-name="T13_133">flow</text:span><text:span text:style-name="T13_134"><text:s/></text:span><text:span text:style-name="T13_135">coverage</text:span><text:span text:style-name="T13_136"><text:s/></text:span><text:span text:style-name="T13_137">information</text:span><text:span text:style-name="T13_138">;<text:s/></text:span><text:span text:style-name="T13_139">and</text:span><text:span text:style-name="T13_140"><text:s/>(3)<text:s/></text:span><text:span text:style-name="T13_141">understand</text:span><text:span text:style-name="T13_142"><text:s/></text:span><text:span text:style-name="T13_143">how</text:span><text:span text:style-name="T13_144"><text:s/></text:span><text:span text:style-name="T13_145">is</text:span><text:span text:style-name="T13_146"><text:s/></text:span><text:span text:style-name="T13_147">the</text:span><text:span text:style-name="T13_148"><text:s/></text:span><text:span text:style-name="T13_149">effort</text:span><text:span text:style-name="T13_150"><text:s/></text:span><text:span text:style-name="T13_151">budget</text:span><text:span text:style-name="T13_152"><text:s/></text:span><text:span text:style-name="T13_153">that</text:span><text:span text:style-name="T13_154"><text:s/></text:span><text:span text:style-name="T13_155">developers</text:span><text:span text:style-name="T13_156"><text:s/></text:span><text:span text:style-name="T13_157">intend</text:span><text:span text:style-name="T13_158"><text:s/></text:span><text:span text:style-name="T13_159">to</text:span><text:span text:style-name="T13_160"><text:s/></text:span><text:span text:style-name="T13_161">spend</text:span><text:span text:style-name="T13_162"><text:s/></text:span><text:span text:style-name="T13_163">when</text:span><text:span text:style-name="T13_164"><text:s/></text:span><text:span text:style-name="T13_165">using</text:span><text:span text:style-name="T13_166"><text:s/></text:span><text:span text:style-name="T13_167">fault</text:span><text:span text:style-name="T13_168"><text:s/></text:span><text:span text:style-name="T13_169">localization</text:span><text:span text:style-name="T13_170"><text:s/></text:span><text:span text:style-name="T13_171">techniques</text:span><text:span text:style-name="T13_172">.<text:s/></text:span><text:span text:style-name="T13_173">We</text:span><text:span text:style-name="T13_174"><text:s/></text:span><text:span text:style-name="T13_175">are</text:span><text:span text:style-name="T13_176"><text:s/></text:span><text:span text:style-name="T13_177">also</text:span><text:span text:style-name="T13_178"><text:s/></text:span><text:span text:style-name="T13_179">interested</text:span><text:span text:style-name="T13_180"><text:s/></text:span><text:span text:style-name="T13_181">in</text:span><text:span text:style-name="T13_182"><text:s/></text:span><text:span text:style-name="T13_183">studying</text:span><text:span text:style-name="T13_184"><text:s/></text:span><text:span text:style-name="T13_185">how</text:span><text:span text:style-name="T13_186"><text:s/></text:span><text:span text:style-name="T13_187">these</text:span><text:span text:style-name="T13_188"><text:s/></text:span><text:span text:style-name="T13_189">information</text:span><text:span text:style-name="T13_190"><text:s/></text:span><text:span text:style-name="T13_191">can</text:span><text:span text:style-name="T13_192"><text:s/></text:span><text:span text:style-name="T13_193">be</text:span><text:span text:style-name="T13_194"><text:s/></text:span><text:span text:style-name="T13_195">used</text:span><text:span text:style-name="T13_196"><text:s/></text:span><text:span text:style-name="T13_197">by</text:span><text:span text:style-name="T13_198"><text:s/></text:span><text:span text:style-name="T13_199">developers</text:span><text:span text:style-name="T13_200"><text:s/></text:span><text:span text:style-name="T13_201">in</text:span><text:span text:style-name="T13_202"><text:s/></text:span><text:span text:style-name="T13_203">practice</text:span><text:span text:style-name="T13_204">.<text:s/></text:span><text:span text:style-name="T13_205">To</text:span><text:span text:style-name="T13_206"><text:s/></text:span><text:span text:style-name="T13_207">achieve</text:span><text:span text:style-name="T13_208"><text:s/></text:span><text:span text:style-name="T13_209">this</text:span><text:span text:style-name="T13_210">,<text:s/></text:span><text:span text:style-name="T13_211">we</text:span><text:span text:style-name="T13_212"><text:s/></text:span><text:span text:style-name="T13_213">intend</text:span><text:span text:style-name="T13_214"><text:s/></text:span><text:span text:style-name="T13_215">to</text:span><text:span text:style-name="T13_216"><text:s/></text:span><text:span text:style-name="T13_217">conduct</text:span><text:span text:style-name="T13_218"><text:s/></text:span><text:span text:style-name="T13_219">experiments</text:span><text:span text:style-name="T13_220"><text:s/></text:span><text:span text:style-name="T13_221">with</text:span><text:span text:style-name="T13_222"><text:s/></text:span><text:span text:style-name="T13_223">developers</text:span><text:span text:style-name="T13_224"><text:s/></text:span><text:span text:style-name="T13_225">using</text:span><text:span text:style-name="T13_226"><text:s/></text:span><text:span text:style-name="T13_227">fault</text:span><text:span text:style-name="T13_228"><text:s/></text:span><text:span text:style-name="T13_229">localization</text:span><text:span text:style-name="T13_230">.</text:span></text:p>
      <text:p text:style-name="P14"/>
      <text:p text:style-name="P15"><text:span text:style-name="T15_1">I</text:span><text:span text:style-name="T15_2"><text:s/></text:span><text:span text:style-name="T15_3">already</text:span><text:span text:style-name="T15_4"><text:s/></text:span><text:span text:style-name="T15_5">had</text:span><text:span text:style-name="T15_6"><text:s/></text:span><text:span text:style-name="T15_7">worked</text:span><text:span text:style-name="T15_8"><text:s/></text:span><text:span text:style-name="T15_9">with</text:span><text:span text:style-name="T15_10"><text:s/></text:span><text:span text:style-name="T15_11">fault</text:span><text:span text:style-name="T15_12"><text:s/></text:span><text:span text:style-name="T15_13">localization</text:span><text:span text:style-name="T15_14"><text:s/></text:span><text:span text:style-name="T15_15">during</text:span><text:span text:style-name="T15_16"><text:s/></text:span><text:span text:style-name="T15_17">my</text:span><text:span text:style-name="T15_18"><text:s/></text:span><text:span text:style-name="T15_19">master</text:span><text:span text:style-name="T15_20">’</text:span><text:span text:style-name="T15_21">s</text:span><text:span text:style-name="T15_22"><text:s/></text:span><text:span text:style-name="T15_23">degree</text:span><text:span text:style-name="T15_24">.<text:s/></text:span><text:span text:style-name="T15_25">In</text:span><text:span text:style-name="T15_26"><text:s/></text:span><text:span text:style-name="T15_27">my</text:span><text:span text:style-name="T15_28"><text:s/></text:span><text:span text:style-name="T15_29">thesis</text:span><text:span text:style-name="T15_30">,<text:s/></text:span><text:span text:style-name="T15_31">I</text:span><text:span text:style-name="T15_32"><text:s/></text:span><text:span text:style-name="T15_33">studied</text:span><text:span text:style-name="T15_34"><text:s/></text:span><text:span text:style-name="T15_35">the</text:span><text:span text:style-name="T15_36"><text:s/></text:span><text:span text:style-name="T15_37">use</text:span><text:span text:style-name="T15_38"><text:s/></text:span><text:span text:style-name="T15_39">of</text:span><text:span text:style-name="T15_40"><text:s/></text:span><text:span text:style-name="T15_41">integration</text:span><text:span text:style-name="T15_42"><text:s/></text:span><text:span text:style-name="T15_43">coverage</text:span><text:span text:style-name="T15_44"><text:s/></text:span><text:span text:style-name="T15_45">to</text:span><text:span text:style-name="T15_46"><text:s/></text:span><text:span text:style-name="T15_47">bring</text:span><text:span text:style-name="T15_48"><text:s/></text:span><text:span text:style-name="T15_49">new</text:span><text:span text:style-name="T15_50"><text:s/></text:span><text:span text:style-name="T15_51">information</text:span><text:span text:style-name="T15_52"><text:s/></text:span><text:span text:style-name="T15_53">to</text:span><text:span text:style-name="T15_54"><text:s/></text:span><text:span text:style-name="T15_55">the</text:span><text:span text:style-name="T15_56"><text:s/></text:span><text:span text:style-name="T15_57">fault</text:span><text:span text:style-name="T15_58"><text:s/></text:span><text:span text:style-name="T15_59">localization</text:span><text:span text:style-name="T15_60"><text:s/></text:span><text:span text:style-name="T15_61">process</text:span><text:span text:style-name="T15_62">.<text:s/></text:span><text:span text:style-name="T15_63">This</text:span><text:span text:style-name="T15_64"><text:s/></text:span><text:span text:style-name="T15_65">integration</text:span><text:span text:style-name="T15_66"><text:s/></text:span><text:span text:style-name="T15_67">coverage</text:span><text:span text:style-name="T15_68"><text:s/></text:span><text:span text:style-name="T15_69">is</text:span><text:span text:style-name="T15_70"><text:s/></text:span><text:span text:style-name="T15_71">composed</text:span><text:span text:style-name="T15_72"><text:s/></text:span><text:span text:style-name="T15_73">of</text:span><text:span text:style-name="T15_74"><text:s/></text:span><text:span text:style-name="T15_75">method</text:span><text:span text:style-name="T15_76"><text:s/></text:span><text:span text:style-name="T15_77">pairs</text:span><text:span text:style-name="T15_78"><text:s/></text:span><text:span text:style-name="T15_79">exercised</text:span><text:span text:style-name="T15_80"><text:s/></text:span><text:span text:style-name="T15_81">by</text:span><text:span text:style-name="T15_82"><text:s/></text:span><text:span text:style-name="T15_83">the</text:span><text:span text:style-name="T15_84"><text:s/></text:span><text:span text:style-name="T15_85">tests</text:span><text:span text:style-name="T15_86">.<text:s/></text:span><text:span text:style-name="T15_87">We</text:span><text:span text:style-name="T15_88"><text:s/></text:span><text:span text:style-name="T15_89">proposed</text:span><text:span text:style-name="T15_90"><text:s/></text:span><text:span text:style-name="T15_91">a</text:span><text:span text:style-name="T15_92"><text:s/>“</text:span><text:span text:style-name="T15_93">roadmap</text:span><text:span text:style-name="T15_94">”<text:s/></text:span><text:span text:style-name="T15_95">that</text:span><text:span text:style-name="T15_96"><text:s/></text:span><text:span text:style-name="T15_97">supplies</text:span><text:span text:style-name="T15_98"><text:s/></text:span><text:span text:style-name="T15_99">information</text:span><text:span text:style-name="T15_100"><text:s/></text:span><text:span text:style-name="T15_101">of</text:span><text:span text:style-name="T15_102"><text:s/></text:span><text:span text:style-name="T15_103">the</text:span><text:span text:style-name="T15_104"><text:s/></text:span><text:span text:style-name="T15_105">most</text:span><text:span text:style-name="T15_106"><text:s/></text:span><text:span text:style-name="T15_107">suspicious</text:span><text:span text:style-name="T15_108"><text:s/></text:span><text:span text:style-name="T15_109">methods</text:span><text:span text:style-name="T15_110"><text:s/></text:span><text:span text:style-name="T15_111">and</text:span><text:span text:style-name="T15_112"><text:s/></text:span><text:span text:style-name="T15_113">its</text:span><text:span text:style-name="T15_114"><text:s/></text:span><text:span text:style-name="T15_115">most</text:span><text:span text:style-name="T15_116"><text:s/></text:span><text:span text:style-name="T15_117">suspicious</text:span><text:span text:style-name="T15_118"><text:s/></text:span><text:span text:style-name="T15_119">blocks</text:span><text:span text:style-name="T15_120">.<text:s/></text:span><text:span text:style-name="T15_121">Thus</text:span><text:span text:style-name="T15_122">,<text:s/></text:span><text:span text:style-name="T15_123">a</text:span><text:span text:style-name="T15_124"><text:s/></text:span><text:span text:style-name="T15_125">developer</text:span><text:span text:style-name="T15_126"><text:s/></text:span><text:span text:style-name="T15_127">can</text:span><text:span text:style-name="T15_128"><text:s/></text:span><text:span text:style-name="T15_129">investigate</text:span><text:span text:style-name="T15_130"><text:s/></text:span><text:span text:style-name="T15_131">blocks</text:span><text:span text:style-name="T15_132"><text:s/></text:span><text:span text:style-name="T15_133">related</text:span><text:span text:style-name="T15_134"><text:s/></text:span><text:span text:style-name="T15_135">to</text:span><text:span text:style-name="T15_136"><text:s/></text:span><text:span text:style-name="T15_137">each</text:span><text:span text:style-name="T15_138"><text:s/></text:span><text:span text:style-name="T15_139">method</text:span><text:span text:style-name="T15_140">.<text:s/></text:span><text:span text:style-name="T15_141">Real</text:span><text:span text:style-name="T15_142">-</text:span><text:span text:style-name="T15_143">world</text:span><text:span text:style-name="T15_144"><text:s text:c="2"/></text:span><text:span text:style-name="T15_145">programs</text:span><text:span text:style-name="T15_146"><text:s/></text:span><text:span text:style-name="T15_147">were</text:span><text:span text:style-name="T15_148"><text:s/></text:span><text:span text:style-name="T15_149">used</text:span><text:span text:style-name="T15_150"><text:s/></text:span><text:span text:style-name="T15_151">in</text:span><text:span text:style-name="T15_152"><text:s/></text:span><text:span text:style-name="T15_153">the</text:span><text:span text:style-name="T15_154"><text:s/></text:span><text:span text:style-name="T15_155">experiments</text:span><text:span text:style-name="T15_156"><text:s/></text:span><text:span text:style-name="T15_157">and</text:span><text:span text:style-name="T15_158"><text:s/></text:span><text:span text:style-name="T15_159">the</text:span><text:span text:style-name="T15_160"><text:s/></text:span><text:span text:style-name="T15_161">results</text:span><text:span text:style-name="T15_162"><text:s/></text:span><text:span text:style-name="T15_163">show</text:span><text:span text:style-name="T15_164"><text:s/></text:span><text:span text:style-name="T15_165">that</text:span><text:span text:style-name="T15_166"><text:s/></text:span><text:span text:style-name="T15_167">additional</text:span><text:span text:style-name="T15_168"><text:s/></text:span><text:span text:style-name="T15_169">information</text:span><text:span text:style-name="T15_170"><text:s/></text:span><text:span text:style-name="T15_171">can</text:span><text:span text:style-name="T15_172"><text:s/></text:span><text:span text:style-name="T15_173">contribute</text:span><text:span text:style-name="T15_174"><text:s/></text:span><text:span text:style-name="T15_175">to</text:span><text:span text:style-name="T15_176"><text:s/></text:span><text:span text:style-name="T15_177">reduce</text:span><text:span text:style-name="T15_178"><text:s/></text:span><text:span text:style-name="T15_179">the</text:span><text:span text:style-name="T15_180"><text:s/></text:span><text:span text:style-name="T15_181">fault</text:span><text:span text:style-name="T15_182"><text:s/></text:span><text:span text:style-name="T15_183">localization</text:span><text:span text:style-name="T15_184"><text:s/></text:span><text:span text:style-name="T15_185">effort</text:span><text:span text:style-name="T15_186">.<text:s/></text:span><text:span text:style-name="T15_187">Part</text:span><text:span text:style-name="T15_188"><text:s/></text:span><text:span text:style-name="T15_189">of</text:span><text:span text:style-name="T15_190"><text:s/></text:span><text:span text:style-name="T15_191">the</text:span><text:span text:style-name="T15_192"><text:s/></text:span><text:span text:style-name="T15_193">thesis</text:span><text:span text:style-name="T15_194"><text:s/></text:span><text:span text:style-name="T15_195">results</text:span><text:span text:style-name="T15_196"><text:s/></text:span><text:span text:style-name="T15_197">can</text:span><text:span text:style-name="T15_198"><text:s/></text:span><text:span text:style-name="T15_199">be</text:span><text:span text:style-name="T15_200"><text:s/></text:span><text:span text:style-name="T15_201">viewed</text:span><text:span text:style-name="T15_202"><text:s/></text:span><text:span text:style-name="T15_203">in</text:span><text:span text:style-name="T15_204"><text:s/></text:span><text:span text:style-name="T15_205">Souza</text:span><text:span text:style-name="T15_206"><text:s/>(2013).</text:span></text:p>
      <text:p text:style-name="P16"/>
      <text:p text:style-name="P17"><text:span text:style-name="T17_1">I</text:span><text:span text:style-name="T17_2"><text:s/></text:span><text:span text:style-name="T17_3">am</text:span><text:span text:style-name="T17_4"><text:s/></text:span><text:span text:style-name="T17_5">interested</text:span><text:span text:style-name="T17_6"><text:s/></text:span><text:span text:style-name="T17_7">to</text:span><text:span text:style-name="T17_8"><text:s/></text:span><text:span text:style-name="T17_9">work</text:span><text:span text:style-name="T17_10"><text:s/></text:span><text:span text:style-name="T17_11">with</text:span><text:span text:style-name="T17_12"><text:s/></text:span><text:span text:style-name="T17_13">you</text:span><text:span text:style-name="T17_14"><text:s/></text:span><text:span text:style-name="T17_15">due</text:span><text:span text:style-name="T17_16"><text:s/></text:span><text:span text:style-name="T17_17">to</text:span><text:span text:style-name="T17_18"><text:s/></text:span><text:span text:style-name="T17_19">your</text:span><text:span text:style-name="T17_20"><text:s/></text:span><text:span text:style-name="T17_21">experience</text:span><text:span text:style-name="T17_22"><text:s/></text:span><text:span text:style-name="T17_23">in</text:span><text:span text:style-name="T17_24"><text:s/></text:span><text:span text:style-name="T17_25">my</text:span><text:span text:style-name="T17_26"><text:s/></text:span><text:span text:style-name="T17_27">research</text:span><text:span text:style-name="T17_28"><text:s/></text:span><text:span text:style-name="T17_29">area</text:span><text:span text:style-name="T17_30">.<text:s/></text:span><text:span text:style-name="T17_31">I</text:span><text:span text:style-name="T17_32"><text:s/></text:span><text:span text:style-name="T17_33">believe</text:span><text:span text:style-name="T17_34"><text:s/></text:span><text:span text:style-name="T17_35">I</text:span><text:span text:style-name="T17_36"><text:s/></text:span><text:span text:style-name="T17_37">would</text:span><text:span text:style-name="T17_38"><text:s/></text:span><text:span text:style-name="T17_39">be</text:span><text:span text:style-name="T17_40"><text:s/></text:span><text:span text:style-name="T17_41">an</text:span><text:span text:style-name="T17_42"><text:s/></text:span><text:span text:style-name="T17_43">asset</text:span><text:span text:style-name="T17_44"><text:s/></text:span><text:span text:style-name="T17_45">to</text:span><text:span text:style-name="T17_46"><text:s/></text:span><text:span text:style-name="T17_47">your</text:span><text:span text:style-name="T17_48"><text:s/></text:span><text:span text:style-name="T17_49">research</text:span><text:span text:style-name="T17_50"><text:s/></text:span><text:span text:style-name="T17_51">group</text:span><text:span text:style-name="T17_52">.<text:s/></text:span><text:span text:style-name="T17_53">It</text:span><text:span text:style-name="T17_54"><text:s/></text:span><text:span text:style-name="T17_55">would</text:span><text:span text:style-name="T17_56"><text:s/></text:span><text:span text:style-name="T17_57">be</text:span><text:span text:style-name="T17_58"><text:s/></text:span><text:span text:style-name="T17_59">a</text:span><text:span text:style-name="T17_60"><text:s/></text:span><text:span text:style-name="T17_61">great</text:span><text:span text:style-name="T17_62"><text:s/></text:span><text:span text:style-name="T17_63">opportunity</text:span><text:span text:style-name="T17_64"><text:s/></text:span><text:span text:style-name="T17_65">for</text:span><text:span text:style-name="T17_66"><text:s/></text:span><text:span text:style-name="T17_67">me</text:span><text:span text:style-name="T17_68"><text:s/></text:span><text:span text:style-name="T17_69">to</text:span><text:span text:style-name="T17_70"><text:s/></text:span><text:span text:style-name="T17_71">improve</text:span><text:span text:style-name="T17_72"><text:s/></text:span><text:span text:style-name="T17_73">my</text:span><text:span text:style-name="T17_74"><text:s/></text:span><text:span text:style-name="T17_75">research</text:span><text:span text:style-name="T17_76"><text:s/></text:span><text:span text:style-name="T17_77">skills</text:span><text:span text:style-name="T17_78"><text:s/></text:span><text:span text:style-name="T17_79">and</text:span><text:span text:style-name="T17_80"><text:s/></text:span><text:span text:style-name="T17_81">to</text:span><text:span text:style-name="T17_82"><text:s/></text:span><text:span text:style-name="T17_83">carry</text:span><text:span text:style-name="T17_84"><text:s/></text:span><text:span text:style-name="T17_85">out</text:span><text:span text:style-name="T17_86"><text:s/></text:span><text:span text:style-name="T17_87">experiments</text:span><text:span text:style-name="T17_88"><text:s/></text:span><text:span text:style-name="T17_89">along</text:span><text:span text:style-name="T17_90"><text:s/></text:span><text:span text:style-name="T17_91">with</text:span><text:span text:style-name="T17_92"><text:s/></text:span><text:span text:style-name="T17_93">your</text:span><text:span text:style-name="T17_94"><text:s/></text:span><text:span text:style-name="T17_95">research</text:span><text:span text:style-name="T17_96"><text:s/></text:span><text:span text:style-name="T17_97">group</text:span><text:span text:style-name="T17_98">.<text:s/></text:span></text:p>
      <text:p text:style-name="P18"/>
      <text:p text:style-name="P19"><text:span text:style-name="T19_1">Thank</text:span><text:span text:style-name="T19_2"><text:s/></text:span><text:span text:style-name="T19_3">you</text:span><text:span text:style-name="T19_4"><text:s/></text:span><text:span text:style-name="T19_5">for</text:span><text:span text:style-name="T19_6"><text:s/></text:span><text:span text:style-name="T19_7">your</text:span><text:span text:style-name="T19_8"><text:s/></text:span><text:span text:style-name="T19_9">consideration</text:span><text:span text:style-name="T19_10"><text:s/></text:span><text:span text:style-name="T19_11">and</text:span><text:span text:style-name="T19_12"><text:s/></text:span><text:span text:style-name="T19_13">I</text:span><text:span text:style-name="T19_14"><text:s/></text:span><text:span text:style-name="T19_15">look</text:span><text:span text:style-name="T19_16"><text:s/></text:span><text:span text:style-name="T19_17">forward</text:span><text:span text:style-name="T19_18"><text:s/></text:span><text:span text:style-name="T19_19">for</text:span><text:span text:style-name="T19_20"><text:s/></text:span><text:span text:style-name="T19_21">your</text:span><text:span text:style-name="T19_22"><text:s/></text:span><text:span text:style-name="T19_23">reply</text:span><text:span text:style-name="T19_24">.</text:span></text:p>
      <text:p text:style-name="P20"/>
      <text:p text:style-name="P21"><text:span text:style-name="T21_1">Sincerely</text:span><text:span text:style-name="T21_2">,</text:span></text:p>
      <text:p text:style-name="P22"><text:span text:style-name="T22_1">Higor</text:span><text:span text:style-name="T22_2"><text:s/></text:span><text:span text:style-name="T22_3">Amario</text:span><text:span text:style-name="T22_4"><text:s/></text:span><text:span text:style-name="T22_5">de</text:span><text:span text:style-name="T22_6"><text:s/></text:span><text:span text:style-name="T22_7">Souza</text:span><text:span text:style-name="T22_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